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4.7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_table_av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litLayer</text:p>
          </table:table-cell>
          <table:table-cell office:value-type="string" calcext:value-type="string">
            <text:p>1stInfTime</text:p>
          </table:table-cell>
          <table:table-cell office:value-type="string" calcext:value-type="string">
            <text:p>2ndInfTime</text:p>
          </table:table-cell>
          <table:table-cell office:value-type="string" calcext:value-type="string">
            <text:p>oscarJobTime</text:p>
          </table:table-cell>
          <table:table-cell office:value-type="string" calcext:value-type="string">
            <text:p>kubePodTime</text:p>
          </table:table-cell>
          <table:table-cell office:value-type="string" calcext:value-type="string">
            <text:p>tensorSaveTime</text:p>
          </table:table-cell>
          <table:table-cell office:value-type="string" calcext:value-type="string">
            <text:p>tensorLoadTime</text:p>
          </table:table-cell>
          <table:table-cell office:value-type="string" calcext:value-type="string">
            <text:p>tensorLenght</text:p>
          </table:table-cell>
          <table:table-cell office:value-type="string" calcext:value-type="string">
            <text:p>networkingTime</text:p>
          </table:table-cell>
          <table:table-cell office:value-type="string" calcext:value-type="string">
            <text:p>singleLayerInfTime</text:p>
          </table:table-cell>
          <table:table-cell office:value-type="string" calcext:value-type="string">
            <text:p>OpType</text:p>
          </table:table-cell>
          <table:table-cell office:value-type="string" calcext:value-type="string">
            <text:p>NrParameters</text:p>
          </table:table-cell>
          <table:table-cell office:value-type="string" calcext:value-type="string">
            <text:p>FLOPS</text:p>
          </table:table-cell>
          <table:table-cell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.04954942020413" calcext:value-type="float">
            <text:p>0.049549420204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" calcext:value-type="float">
            <text:p>0</text:p>
          </table:table-cell>
          <table:table-cell office:value-type="float" office:value="0.164381125004729" calcext:value-type="float">
            <text:p>0.164381125004729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383737991796806" calcext:value-type="float">
            <text:p>0.000383737991797</text:p>
          </table:table-cell>
          <table:table-cell office:value-type="float" office:value="76800" calcext:value-type="float">
            <text:p>76800</text:p>
          </table:table-cell>
          <table:table-cell office:value-type="float" office:value="0.0901759260013933" calcext:value-type="float">
            <text:p>0.0901759260013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tial-mobilenetv2_1.00_160-bn_Conv1-FusedBatchNormV3_0</text:p>
          </table:table-cell>
          <table:table-cell office:value-type="float" office:value="0.00298761360463686" calcext:value-type="float">
            <text:p>0.002987613604637</text:p>
          </table:table-cell>
          <table:table-cell office:value-type="float" office:value="0.190791007402004" calcext:value-type="float">
            <text:p>0.190791007402004</text:p>
          </table:table-cell>
          <table:table-cell office:value-type="float" office:value="0.969" calcext:value-type="float">
            <text:p>0.969</text:p>
          </table:table-cell>
          <table:table-cell office:value-type="float" office:value="4" calcext:value-type="float">
            <text:p>4</text:p>
          </table:table-cell>
          <table:table-cell office:value-type="float" office:value="0.00171505799517035" calcext:value-type="float">
            <text:p>0.00171505799517</text:p>
          </table:table-cell>
          <table:table-cell office:value-type="float" office:value="0.00077139500353951" calcext:value-type="float">
            <text:p>0.00077139500354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836534159898292" calcext:value-type="float">
            <text:p>0.083653415989829</text:p>
          </table:table-cell>
          <table:table-cell office:value-type="float" office:value="0.00229433560161851" calcext:value-type="float">
            <text:p>0.002294335601619</text:p>
          </table:table-cell>
          <table:table-cell office:value-type="string" calcext:value-type="string">
            <text:p>Conv</text:p>
          </table:table-cell>
          <table:table-cell office:value-type="float" office:value="896" calcext:value-type="float">
            <text:p>896</text:p>
          </table:table-cell>
          <table:table-cell office:value-type="float" office:value="864" calcext:value-type="float">
            <text:p>864</text:p>
          </table:table-cell>
          <table:table-cell table:formula="of:=(SUM([.$J$4:.J4])-[.B4])/[.B4]" office:value-type="float" office:value="-0.232050758485757" calcext:value-type="float">
            <text:p>-0.232050758485757</text:p>
          </table:table-cell>
        </table:table-row>
        <table:table-row table:style-name="ro1">
          <table:table-cell office:value-type="string" calcext:value-type="string">
            <text:p>sequential-mobilenetv2_1.00_160-expanded_conv_depthwise_BN-FusedBatchNormV3_0</text:p>
          </table:table-cell>
          <table:table-cell office:value-type="float" office:value="0.00380837480188347" calcext:value-type="float">
            <text:p>0.003808374801883</text:p>
          </table:table-cell>
          <table:table-cell office:value-type="float" office:value="0.193547533001401" calcext:value-type="float">
            <text:p>0.193547533001401</text:p>
          </table:table-cell>
          <table:table-cell office:value-type="float" office:value="0.981" calcext:value-type="float">
            <text:p>0.981</text:p>
          </table:table-cell>
          <table:table-cell office:value-type="float" office:value="4" calcext:value-type="float">
            <text:p>4</text:p>
          </table:table-cell>
          <table:table-cell office:value-type="float" office:value="0.0013993769971421" calcext:value-type="float">
            <text:p>0.001399376997142</text:p>
          </table:table-cell>
          <table:table-cell office:value-type="float" office:value="0.000711025000782684" calcext:value-type="float">
            <text:p>0.000711025000783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943456969980616" calcext:value-type="float">
            <text:p>0.094345696998062</text:p>
          </table:table-cell>
          <table:table-cell office:value-type="float" office:value="0.00209672980417963" calcext:value-type="float">
            <text:p>0.00209672980418</text:p>
          </table:table-cell>
          <table:table-cell office:value-type="string" calcext:value-type="string">
            <text:p>Conv</text:p>
          </table:table-cell>
          <table:table-cell office:value-type="float" office:value="320" calcext:value-type="float">
            <text:p>320</text:p>
          </table:table-cell>
          <table:table-cell office:value-type="float" office:value="9312" calcext:value-type="float">
            <text:p>9312</text:p>
          </table:table-cell>
          <table:table-cell table:formula="of:=(SUM([.$J$4:.J5])-[.B5])/[.B5]" office:value-type="float" office:value="0.153002431280265" calcext:value-type="float">
            <text:p>0.153002431280265</text:p>
          </table:table-cell>
        </table:table-row>
        <table:table-row table:style-name="ro1">
          <table:table-cell office:value-type="string" calcext:value-type="string">
            <text:p>sequential-mobilenetv2_1.00_160-expanded_conv_project_BN-FusedBatchNormV3_0</text:p>
          </table:table-cell>
          <table:table-cell office:value-type="float" office:value="0.00379720199271105" calcext:value-type="float">
            <text:p>0.003797201992711</text:p>
          </table:table-cell>
          <table:table-cell office:value-type="float" office:value="0.185593997401884" calcext:value-type="float">
            <text:p>0.185593997401884</text:p>
          </table:table-cell>
          <table:table-cell office:value-type="float" office:value="1.0092" calcext:value-type="float">
            <text:p>1.0092</text:p>
          </table:table-cell>
          <table:table-cell office:value-type="float" office:value="3.8" calcext:value-type="float">
            <text:p>3.8</text:p>
          </table:table-cell>
          <table:table-cell office:value-type="float" office:value="0.00085195699648466" calcext:value-type="float">
            <text:p>0.000851956996485</text:p>
          </table:table-cell>
          <table:table-cell office:value-type="float" office:value="0.000427765000495128" calcext:value-type="float">
            <text:p>0.000427765000495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0859638550027739" calcext:value-type="float">
            <text:p>0.085963855002774</text:p>
          </table:table-cell>
          <table:table-cell office:value-type="float" office:value="0.00207577859982848" calcext:value-type="float">
            <text:p>0.002075778599828</text:p>
          </table:table-cell>
          <table:table-cell office:value-type="string" calcext:value-type="string">
            <text:p>Conv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table:formula="of:=(SUM([.$J$4:.J6])-[.B6])/[.B6]" office:value-type="float" office:value="0.703055043697993" calcext:value-type="float">
            <text:p>0.703055043697993</text:p>
          </table:table-cell>
        </table:table-row>
        <table:table-row table:style-name="ro1">
          <table:table-cell office:value-type="string" calcext:value-type="string">
            <text:p>sequential-mobilenetv2_1.00_160-block_1_expand-Conv2D_0</text:p>
          </table:table-cell>
          <table:table-cell office:value-type="float" office:value="0.00620335180137772" calcext:value-type="float">
            <text:p>0.006203351801378</text:p>
          </table:table-cell>
          <table:table-cell office:value-type="float" office:value="0.174204664595891" calcext:value-type="float">
            <text:p>0.174204664595891</text:p>
          </table:table-cell>
          <table:table-cell office:value-type="float" office:value="0.9658" calcext:value-type="float">
            <text:p>0.9658</text:p>
          </table:table-cell>
          <table:table-cell office:value-type="float" office:value="4.2" calcext:value-type="float">
            <text:p>4.2</text:p>
          </table:table-cell>
          <table:table-cell office:value-type="float" office:value="0.00308596799732186" calcext:value-type="float">
            <text:p>0.003085967997322</text:p>
          </table:table-cell>
          <table:table-cell office:value-type="float" office:value="0.00204170899814926" calcext:value-type="float">
            <text:p>0.002041708998149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0937619050091598" calcext:value-type="float">
            <text:p>0.09376190500916</text:p>
          </table:table-cell>
          <table:table-cell office:value-type="float" office:value="0.0024360248062294" calcext:value-type="float">
            <text:p>0.002436024806229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1536" calcext:value-type="float">
            <text:p>1536</text:p>
          </table:table-cell>
          <table:table-cell table:formula="of:=(SUM([.$J$4:.J7])-[.B7])/[.B7]" office:value-type="float" office:value="0.435170710434117" calcext:value-type="float">
            <text:p>0.435170710434117</text:p>
          </table:table-cell>
        </table:table-row>
        <table:table-row table:style-name="ro1">
          <table:table-cell office:value-type="string" calcext:value-type="string">
            <text:p>sequential-mobilenetv2_1.00_160-block_1_expand_BN-FusedBatchNormV3_0</text:p>
          </table:table-cell>
          <table:table-cell office:value-type="float" office:value="0.00691000620718114" calcext:value-type="float">
            <text:p>0.006910006207181</text:p>
          </table:table-cell>
          <table:table-cell office:value-type="float" office:value="0.161845153401373" calcext:value-type="float">
            <text:p>0.161845153401373</text:p>
          </table:table-cell>
          <table:table-cell office:value-type="float" office:value="0.9192" calcext:value-type="float">
            <text:p>0.9192</text:p>
          </table:table-cell>
          <table:table-cell office:value-type="float" office:value="4.2" calcext:value-type="float">
            <text:p>4.2</text:p>
          </table:table-cell>
          <table:table-cell office:value-type="float" office:value="0.00385424400155898" calcext:value-type="float">
            <text:p>0.003854244001559</text:p>
          </table:table-cell>
          <table:table-cell office:value-type="float" office:value="0.00204656300775241" calcext:value-type="float">
            <text:p>0.002046563007752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107906218006974" calcext:value-type="float">
            <text:p>0.107906218006974</text:p>
          </table:table-cell>
          <table:table-cell office:value-type="float" office:value="0.00212360239529517" calcext:value-type="float">
            <text:p>0.002123602395295</text:p>
          </table:table-cell>
          <table:table-cell office:value-type="string" calcext:value-type="string">
            <text:p>BatchNormalization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table:formula="of:=(SUM([.$J$4:.J8])-[.B8])/[.B8]" office:value-type="float" office:value="0.595725224630342" calcext:value-type="float">
            <text:p>0.595725224630342</text:p>
          </table:table-cell>
        </table:table-row>
        <table:table-row table:style-name="ro1">
          <table:table-cell office:value-type="string" calcext:value-type="string">
            <text:p>sequential-mobilenetv2_1.00_160-block_1_pad-Pad_0</text:p>
          </table:table-cell>
          <table:table-cell office:value-type="float" office:value="0.00758932380122133" calcext:value-type="float">
            <text:p>0.007589323801221</text:p>
          </table:table-cell>
          <table:table-cell office:value-type="float" office:value="0.188408455401077" calcext:value-type="float">
            <text:p>0.188408455401077</text:p>
          </table:table-cell>
          <table:table-cell office:value-type="float" office:value="0.943" calcext:value-type="float">
            <text:p>0.943</text:p>
          </table:table-cell>
          <table:table-cell office:value-type="float" office:value="3.8" calcext:value-type="float">
            <text:p>3.8</text:p>
          </table:table-cell>
          <table:table-cell office:value-type="float" office:value="0.00386441400041804" calcext:value-type="float">
            <text:p>0.003864414000418</text:p>
          </table:table-cell>
          <table:table-cell office:value-type="float" office:value="0.00202599700423889" calcext:value-type="float">
            <text:p>0.002025997004239</text:p>
          </table:table-cell>
          <table:table-cell office:value-type="float" office:value="629856" calcext:value-type="float">
            <text:p>629856</text:p>
          </table:table-cell>
          <table:table-cell office:value-type="float" office:value="0.112432490001083" calcext:value-type="float">
            <text:p>0.112432490001083</text:p>
          </table:table-cell>
          <table:table-cell office:value-type="float" office:value="0.00260701000515837" calcext:value-type="float">
            <text:p>0.002607010005158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formula="of:=(SUM([.$J$4:.J9])-[.B9])/[.B9]" office:value-type="float" office:value="0.796402626821057" calcext:value-type="float">
            <text:p>0.796402626821057</text:p>
          </table:table-cell>
        </table:table-row>
        <table:table-row table:style-name="ro1">
          <table:table-cell office:value-type="string" calcext:value-type="string">
            <text:p>sequential-mobilenetv2_1.00_160-block_1_depthwise_BN-FusedBatchNormV3_0</text:p>
          </table:table-cell>
          <table:table-cell office:value-type="float" office:value="0.00729229279677384" calcext:value-type="float">
            <text:p>0.007292292796774</text:p>
          </table:table-cell>
          <table:table-cell office:value-type="float" office:value="0.178237017002539" calcext:value-type="float">
            <text:p>0.178237017002539</text:p>
          </table:table-cell>
          <table:table-cell office:value-type="float" office:value="0.966" calcext:value-type="float">
            <text:p>0.966</text:p>
          </table:table-cell>
          <table:table-cell office:value-type="float" office:value="4.2" calcext:value-type="float">
            <text:p>4.2</text:p>
          </table:table-cell>
          <table:table-cell office:value-type="float" office:value="0.00123761400755029" calcext:value-type="float">
            <text:p>0.00123761400755</text:p>
          </table:table-cell>
          <table:table-cell office:value-type="float" office:value="0.000598578990320675" calcext:value-type="float">
            <text:p>0.000598578990321</text:p>
          </table:table-cell>
          <table:table-cell office:value-type="float" office:value="153600" calcext:value-type="float">
            <text:p>153600</text:p>
          </table:table-cell>
          <table:table-cell office:value-type="float" office:value="0.0820821230008733" calcext:value-type="float">
            <text:p>0.082082123000873</text:p>
          </table:table-cell>
          <table:table-cell office:value-type="float" office:value="0.00203347200003918" calcext:value-type="float">
            <text:p>0.002033472000039</text:p>
          </table:table-cell>
          <table:table-cell office:value-type="string" calcext:value-type="string">
            <text:p>Conv</text:p>
          </table:table-cell>
          <table:table-cell office:value-type="float" office:value="960" calcext:value-type="float">
            <text:p>960</text:p>
          </table:table-cell>
          <table:table-cell office:value-type="float" office:value="82944" calcext:value-type="float">
            <text:p>82944</text:p>
          </table:table-cell>
          <table:table-cell table:formula="of:=(SUM([.$J$4:.J10])-[.B10])/[.B10]" office:value-type="float" office:value="1.14842624246793" calcext:value-type="float">
            <text:p>1.14842624246793</text:p>
          </table:table-cell>
        </table:table-row>
        <table:table-row table:style-name="ro1">
          <table:table-cell office:value-type="string" calcext:value-type="string">
            <text:p>sequential-mobilenetv2_1.00_160-block_1_project_BN-FusedBatchNormV3_0</text:p>
          </table:table-cell>
          <table:table-cell office:value-type="float" office:value="0.00702851000241935" calcext:value-type="float">
            <text:p>0.007028510002419</text:p>
          </table:table-cell>
          <table:table-cell office:value-type="float" office:value="0.190663109000889" calcext:value-type="float">
            <text:p>0.190663109000889</text:p>
          </table:table-cell>
          <table:table-cell office:value-type="float" office:value="0.9432" calcext:value-type="float">
            <text:p>0.9432</text:p>
          </table:table-cell>
          <table:table-cell office:value-type="float" office:value="4.2" calcext:value-type="float">
            <text:p>4.2</text:p>
          </table:table-cell>
          <table:table-cell office:value-type="float" office:value="0.000732062995666638" calcext:value-type="float">
            <text:p>0.000732062995667</text:p>
          </table:table-cell>
          <table:table-cell office:value-type="float" office:value="0.000233293991186656" calcext:value-type="float">
            <text:p>0.000233293991187</text:p>
          </table:table-cell>
          <table:table-cell office:value-type="float" office:value="38400" calcext:value-type="float">
            <text:p>38400</text:p>
          </table:table-cell>
          <table:table-cell office:value-type="float" office:value="0.0721323610050604" calcext:value-type="float">
            <text:p>0.07213236100506</text:p>
          </table:table-cell>
          <table:table-cell office:value-type="float" office:value="0.00196097720181569" calcext:value-type="float">
            <text:p>0.001960977201816</text:p>
          </table:table-cell>
          <table:table-cell office:value-type="string" calcext:value-type="string">
            <text:p>Conv</text:p>
          </table:table-cell>
          <table:table-cell office:value-type="float" office:value="2328" calcext:value-type="float">
            <text:p>2328</text:p>
          </table:table-cell>
          <table:table-cell office:value-type="float" office:value="2592" calcext:value-type="float">
            <text:p>2592</text:p>
          </table:table-cell>
          <table:table-cell table:formula="of:=(SUM([.$J$4:.J11])-[.B11])/[.B11]" office:value-type="float" office:value="1.5080607992443" calcext:value-type="float">
            <text:p>1.5080607992443</text:p>
          </table:table-cell>
        </table:table-row>
        <table:table-row table:style-name="ro1">
          <table:table-cell office:value-type="string" calcext:value-type="string">
            <text:p>sequential-mobilenetv2_1.00_160-block_2_add-add_0</text:p>
          </table:table-cell>
          <table:table-cell office:value-type="float" office:value="0.00785486240056343" calcext:value-type="float">
            <text:p>0.007854862400563</text:p>
          </table:table-cell>
          <table:table-cell office:value-type="float" office:value="0.151244607396075" calcext:value-type="float">
            <text:p>0.151244607396075</text:p>
          </table:table-cell>
          <table:table-cell office:value-type="float" office:value="0.9094" calcext:value-type="float">
            <text:p>0.9094</text:p>
          </table:table-cell>
          <table:table-cell office:value-type="float" office:value="4" calcext:value-type="float">
            <text:p>4</text:p>
          </table:table-cell>
          <table:table-cell office:value-type="float" office:value="0.000520140994922258" calcext:value-type="float">
            <text:p>0.000520140994922</text:p>
          </table:table-cell>
          <table:table-cell office:value-type="float" office:value="0.000220518006244674" calcext:value-type="float">
            <text:p>0.000220518006245</text:p>
          </table:table-cell>
          <table:table-cell office:value-type="float" office:value="38400" calcext:value-type="float">
            <text:p>38400</text:p>
          </table:table-cell>
          <table:table-cell office:value-type="float" office:value="0.084454152995022" calcext:value-type="float">
            <text:p>0.084454152995022</text:p>
          </table:table-cell>
          <table:table-cell office:value-type="float" office:value="0.00301469059777446" calcext:value-type="float">
            <text:p>0.003014690597774</text:p>
          </table:table-cell>
          <table:table-cell office:value-type="string" calcext:value-type="string">
            <text:p>Add</text:p>
          </table:table-cell>
          <table:table-cell office:value-type="float" office:value="8952" calcext:value-type="float">
            <text:p>8952</text:p>
          </table:table-cell>
          <table:table-cell office:value-type="float" office:value="233232" calcext:value-type="float">
            <text:p>233232</text:p>
          </table:table-cell>
          <table:table-cell table:formula="of:=(SUM([.$J$4:.J12])-[.B12])/[.B12]" office:value-type="float" office:value="1.62800542635326" calcext:value-type="float">
            <text:p>1.62800542635326</text:p>
          </table:table-cell>
        </table:table-row>
        <table:table-row table:style-name="ro1">
          <table:table-cell office:value-type="string" calcext:value-type="string">
            <text:p>sequential-mobilenetv2_1.00_160-block_3_expand_BN-FusedBatchNormV3_0</text:p>
          </table:table-cell>
          <table:table-cell office:value-type="float" office:value="0.0104357228032313" calcext:value-type="float">
            <text:p>0.010435722803231</text:p>
          </table:table-cell>
          <table:table-cell office:value-type="float" office:value="0.173572052599047" calcext:value-type="float">
            <text:p>0.173572052599047</text:p>
          </table:table-cell>
          <table:table-cell office:value-type="float" office:value="0.9818" calcext:value-type="float">
            <text:p>0.9818</text:p>
          </table:table-cell>
          <table:table-cell office:value-type="float" office:value="4" calcext:value-type="float">
            <text:p>4</text:p>
          </table:table-cell>
          <table:table-cell office:value-type="float" office:value="0.00154810500680469" calcext:value-type="float">
            <text:p>0.001548105006805</text:p>
          </table:table-cell>
          <table:table-cell office:value-type="float" office:value="0.000918499994440936" calcext:value-type="float">
            <text:p>0.000918499994441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086367212003097" calcext:value-type="float">
            <text:p>0.086367212003097</text:p>
          </table:table-cell>
          <table:table-cell office:value-type="float" office:value="0.00183843839913607" calcext:value-type="float">
            <text:p>0.001838438399136</text:p>
          </table:table-cell>
          <table:table-cell office:value-type="string" calcext:value-type="string">
            <text:p>Conv</text:p>
          </table:table-cell>
          <table:table-cell office:value-type="float" office:value="3600" calcext:value-type="float">
            <text:p>3600</text:p>
          </table:table-cell>
          <table:table-cell office:value-type="float" office:value="3456" calcext:value-type="float">
            <text:p>3456</text:p>
          </table:table-cell>
          <table:table-cell table:formula="of:=(SUM([.$J$4:.J13])-[.B13])/[.B13]" office:value-type="float" office:value="1.15424075887814" calcext:value-type="float">
            <text:p>1.15424075887814</text:p>
          </table:table-cell>
        </table:table-row>
        <table:table-row table:style-name="ro1">
          <table:table-cell office:value-type="string" calcext:value-type="string">
            <text:p>sequential-mobilenetv2_1.00_160-block_3_pad-Pad_0</text:p>
          </table:table-cell>
          <table:table-cell office:value-type="float" office:value="0.00957342839974444" calcext:value-type="float">
            <text:p>0.009573428399744</text:p>
          </table:table-cell>
          <table:table-cell office:value-type="float" office:value="0.133101070194971" calcext:value-type="float">
            <text:p>0.133101070194971</text:p>
          </table:table-cell>
          <table:table-cell office:value-type="float" office:value="0.9656" calcext:value-type="float">
            <text:p>0.9656</text:p>
          </table:table-cell>
          <table:table-cell office:value-type="float" office:value="4" calcext:value-type="float">
            <text:p>4</text:p>
          </table:table-cell>
          <table:table-cell office:value-type="float" office:value="0.00170894300390501" calcext:value-type="float">
            <text:p>0.001708943003905</text:p>
          </table:table-cell>
          <table:table-cell office:value-type="float" office:value="0.000940352998441085" calcext:value-type="float">
            <text:p>0.000940352998441</text:p>
          </table:table-cell>
          <table:table-cell office:value-type="float" office:value="242064" calcext:value-type="float">
            <text:p>242064</text:p>
          </table:table-cell>
          <table:table-cell office:value-type="float" office:value="0.0982208369969158" calcext:value-type="float">
            <text:p>0.098220836996916</text:p>
          </table:table-cell>
          <table:table-cell office:value-type="float" office:value="0.00176103980338667" calcext:value-type="float">
            <text:p>0.001761039803387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(SUM([.$J$4:.J14])-[.B14])/[.B14]" office:value-type="float" office:value="1.53222755759146" calcext:value-type="float">
            <text:p>1.53222755759146</text:p>
          </table:table-cell>
        </table:table-row>
        <table:table-row table:style-name="ro1">
          <table:table-cell office:value-type="string" calcext:value-type="string">
            <text:p>sequential-mobilenetv2_1.00_160-block_3_depthwise_BN-FusedBatchNormV3_0</text:p>
          </table:table-cell>
          <table:table-cell office:value-type="float" office:value="0.0115980232018046" calcext:value-type="float">
            <text:p>0.011598023201805</text:p>
          </table:table-cell>
          <table:table-cell office:value-type="float" office:value="0.160421824996592" calcext:value-type="float">
            <text:p>0.160421824996592</text:p>
          </table:table-cell>
          <table:table-cell office:value-type="float" office:value="0.9448" calcext:value-type="float">
            <text:p>0.9448</text:p>
          </table:table-cell>
          <table:table-cell office:value-type="float" office:value="4.6" calcext:value-type="float">
            <text:p>4.6</text:p>
          </table:table-cell>
          <table:table-cell office:value-type="float" office:value="0.000777100009145215" calcext:value-type="float">
            <text:p>0.000777100009145</text:p>
          </table:table-cell>
          <table:table-cell office:value-type="float" office:value="0.000263908004853874" calcext:value-type="float">
            <text:p>0.000263908004854</text:p>
          </table:table-cell>
          <table:table-cell office:value-type="float" office:value="57600" calcext:value-type="float">
            <text:p>57600</text:p>
          </table:table-cell>
          <table:table-cell office:value-type="float" office:value="0.0720403739978792" calcext:value-type="float">
            <text:p>0.072040373997879</text:p>
          </table:table-cell>
          <table:table-cell office:value-type="float" office:value="0.00172245260037016" calcext:value-type="float">
            <text:p>0.00172245260037</text:p>
          </table:table-cell>
          <table:table-cell office:value-type="string" calcext:value-type="string">
            <text:p>Conv</text:p>
          </table:table-cell>
          <table:table-cell office:value-type="float" office:value="1440" calcext:value-type="float">
            <text:p>1440</text:p>
          </table:table-cell>
          <table:table-cell office:value-type="float" office:value="186624" calcext:value-type="float">
            <text:p>186624</text:p>
          </table:table-cell>
          <table:table-cell table:formula="of:=(SUM([.$J$4:.J15])-[.B15])/[.B15]" office:value-type="float" office:value="1.23870493816496" calcext:value-type="float">
            <text:p>1.23870493816496</text:p>
          </table:table-cell>
        </table:table-row>
        <table:table-row table:style-name="ro1">
          <table:table-cell office:value-type="string" calcext:value-type="string">
            <text:p>sequential-mobilenetv2_1.00_160-block_3_project_BN-FusedBatchNormV3_0</text:p>
          </table:table-cell>
          <table:table-cell office:value-type="float" office:value="0.0134006530075567" calcext:value-type="float">
            <text:p>0.013400653007557</text:p>
          </table:table-cell>
          <table:table-cell office:value-type="float" office:value="0.159490580196143" calcext:value-type="float">
            <text:p>0.159490580196143</text:p>
          </table:table-cell>
          <table:table-cell office:value-type="float" office:value="0.9514" calcext:value-type="float">
            <text:p>0.9514</text:p>
          </table:table-cell>
          <table:table-cell office:value-type="float" office:value="4" calcext:value-type="float">
            <text:p>4</text:p>
          </table:table-cell>
          <table:table-cell office:value-type="float" office:value="0.00047389000246767" calcext:value-type="float">
            <text:p>0.000473890002468</text:p>
          </table:table-cell>
          <table:table-cell office:value-type="float" office:value="0.000127325998619199" calcext:value-type="float">
            <text:p>0.000127325998619</text:p>
          </table:table-cell>
          <table:table-cell office:value-type="float" office:value="12800" calcext:value-type="float">
            <text:p>12800</text:p>
          </table:table-cell>
          <table:table-cell office:value-type="float" office:value="0.0565555939974729" calcext:value-type="float">
            <text:p>0.056555593997473</text:p>
          </table:table-cell>
          <table:table-cell office:value-type="float" office:value="0.00173342060006689" calcext:value-type="float">
            <text:p>0.001733420600067</text:p>
          </table:table-cell>
          <table:table-cell office:value-type="string" calcext:value-type="string">
            <text:p>Conv</text:p>
          </table:table-cell>
          <table:table-cell office:value-type="float" office:value="4640" calcext:value-type="float">
            <text:p>4640</text:p>
          </table:table-cell>
          <table:table-cell office:value-type="float" office:value="5040" calcext:value-type="float">
            <text:p>5040</text:p>
          </table:table-cell>
          <table:table-cell table:formula="of:=(SUM([.$J$4:.J16])-[.B16])/[.B16]" office:value-type="float" office:value="1.06691214221275" calcext:value-type="float">
            <text:p>1.06691214221275</text:p>
          </table:table-cell>
        </table:table-row>
        <table:table-row table:style-name="ro1">
          <table:table-cell office:value-type="string" calcext:value-type="string">
            <text:p>sequential-mobilenetv2_1.00_160-block_4_add-add_0</text:p>
          </table:table-cell>
          <table:table-cell office:value-type="float" office:value="0.0121903639985248" calcext:value-type="float">
            <text:p>0.012190363998525</text:p>
          </table:table-cell>
          <table:table-cell office:value-type="float" office:value="0.149205742398044" calcext:value-type="float">
            <text:p>0.149205742398044</text:p>
          </table:table-cell>
          <table:table-cell office:value-type="float" office:value="0.9208" calcext:value-type="float">
            <text:p>0.9208</text:p>
          </table:table-cell>
          <table:table-cell office:value-type="float" office:value="4" calcext:value-type="float">
            <text:p>4</text:p>
          </table:table-cell>
          <table:table-cell office:value-type="float" office:value="0.000409618005505763" calcext:value-type="float">
            <text:p>0.000409618005506</text:p>
          </table:table-cell>
          <table:table-cell office:value-type="float" office:value="0.000130838001496159" calcext:value-type="float">
            <text:p>0.000130838001496</text:p>
          </table:table-cell>
          <table:table-cell office:value-type="float" office:value="12800" calcext:value-type="float">
            <text:p>12800</text:p>
          </table:table-cell>
          <table:table-cell office:value-type="float" office:value="0.0762838320079027" calcext:value-type="float">
            <text:p>0.076283832007903</text:p>
          </table:table-cell>
          <table:table-cell office:value-type="float" office:value="0.00283214380033314" calcext:value-type="float">
            <text:p>0.002832143800333</text:p>
          </table:table-cell>
          <table:table-cell office:value-type="string" calcext:value-type="string">
            <text:p>Add</text:p>
          </table:table-cell>
          <table:table-cell office:value-type="float" office:value="15008" calcext:value-type="float">
            <text:p>15008</text:p>
          </table:table-cell>
          <table:table-cell office:value-type="float" office:value="358592" calcext:value-type="float">
            <text:p>358592</text:p>
          </table:table-cell>
          <table:table-cell table:formula="of:=(SUM([.$J$4:.J17])-[.B17])/[.B17]" office:value-type="float" office:value="1.50444664481932" calcext:value-type="float">
            <text:p>1.50444664481932</text:p>
          </table:table-cell>
        </table:table-row>
        <table:table-row table:style-name="ro1">
          <table:table-cell office:value-type="string" calcext:value-type="string">
            <text:p>sequential-mobilenetv2_1.00_160-block_5_add-add_0</text:p>
          </table:table-cell>
          <table:table-cell office:value-type="float" office:value="0.0124531315988861" calcext:value-type="float">
            <text:p>0.012453131598886</text:p>
          </table:table-cell>
          <table:table-cell office:value-type="float" office:value="0.164608141803183" calcext:value-type="float">
            <text:p>0.164608141803183</text:p>
          </table:table-cell>
          <table:table-cell office:value-type="float" office:value="0.957" calcext:value-type="float">
            <text:p>0.957</text:p>
          </table:table-cell>
          <table:table-cell office:value-type="float" office:value="4" calcext:value-type="float">
            <text:p>4</text:p>
          </table:table-cell>
          <table:table-cell office:value-type="float" office:value="0.000410852997447364" calcext:value-type="float">
            <text:p>0.000410852997447</text:p>
          </table:table-cell>
          <table:table-cell office:value-type="float" office:value="0.000129165011458099" calcext:value-type="float">
            <text:p>0.000129165011458</text:p>
          </table:table-cell>
          <table:table-cell office:value-type="float" office:value="12800" calcext:value-type="float">
            <text:p>12800</text:p>
          </table:table-cell>
          <table:table-cell office:value-type="float" office:value="0.0946233399881749" calcext:value-type="float">
            <text:p>0.094623339988175</text:p>
          </table:table-cell>
          <table:table-cell office:value-type="float" office:value="0.00231982100231107" calcext:value-type="float">
            <text:p>0.002319821002311</text:p>
          </table:table-cell>
          <table:table-cell office:value-type="string" calcext:value-type="string">
            <text:p>Add</text:p>
          </table:table-cell>
          <table:table-cell office:value-type="float" office:value="14432" calcext:value-type="float">
            <text:p>14432</text:p>
          </table:table-cell>
          <table:table-cell office:value-type="float" office:value="358016" calcext:value-type="float">
            <text:p>358016</text:p>
          </table:table-cell>
          <table:table-cell table:formula="of:=(SUM([.$J$4:.J18])-[.B18])/[.B18]" office:value-type="float" office:value="1.63788565604504" calcext:value-type="float">
            <text:p>1.63788565604504</text:p>
          </table:table-cell>
        </table:table-row>
        <table:table-row table:style-name="ro1">
          <table:table-cell office:value-type="string" calcext:value-type="string">
            <text:p>sequential-mobilenetv2_1.00_160-block_6_expand_BN-FusedBatchNormV3_0</text:p>
          </table:table-cell>
          <table:table-cell office:value-type="float" office:value="0.0154733272007434" calcext:value-type="float">
            <text:p>0.015473327200743</text:p>
          </table:table-cell>
          <table:table-cell office:value-type="float" office:value="0.165941803599708" calcext:value-type="float">
            <text:p>0.165941803599708</text:p>
          </table:table-cell>
          <table:table-cell office:value-type="float" office:value="0.9526" calcext:value-type="float">
            <text:p>0.9526</text:p>
          </table:table-cell>
          <table:table-cell office:value-type="float" office:value="4" calcext:value-type="float">
            <text:p>4</text:p>
          </table:table-cell>
          <table:table-cell office:value-type="float" office:value="0.000664169987430796" calcext:value-type="float">
            <text:p>0.000664169987431</text:p>
          </table:table-cell>
          <table:table-cell office:value-type="float" office:value="0.000343227002304047" calcext:value-type="float">
            <text:p>0.000343227002304</text:p>
          </table:table-cell>
          <table:table-cell office:value-type="float" office:value="76800" calcext:value-type="float">
            <text:p>76800</text:p>
          </table:table-cell>
          <table:table-cell office:value-type="float" office:value="0.0919619880005484" calcext:value-type="float">
            <text:p>0.091961988000549</text:p>
          </table:table-cell>
          <table:table-cell office:value-type="float" office:value="0.00169843140174635" calcext:value-type="float">
            <text:p>0.001698431401746</text:p>
          </table:table-cell>
          <table:table-cell office:value-type="string" calcext:value-type="string">
            <text:p>Conv</text:p>
          </table:table-cell>
          <table:table-cell office:value-type="float" office:value="6336" calcext:value-type="float">
            <text:p>6336</text:p>
          </table:table-cell>
          <table:table-cell office:value-type="float" office:value="6144" calcext:value-type="float">
            <text:p>6144</text:p>
          </table:table-cell>
          <table:table-cell table:formula="of:=(SUM([.$J$4:.J19])-[.B19])/[.B19]" office:value-type="float" office:value="1.23276921447311" calcext:value-type="float">
            <text:p>1.23276921447311</text:p>
          </table:table-cell>
        </table:table-row>
        <table:table-row table:style-name="ro1">
          <table:table-cell office:value-type="string" calcext:value-type="string">
            <text:p>sequential-mobilenetv2_1.00_160-block_6_pad-Pad_0</text:p>
          </table:table-cell>
          <table:table-cell office:value-type="float" office:value="0.0136550795985386" calcext:value-type="float">
            <text:p>0.013655079598539</text:p>
          </table:table-cell>
          <table:table-cell office:value-type="float" office:value="0.123995666598785" calcext:value-type="float">
            <text:p>0.123995666598785</text:p>
          </table:table-cell>
          <table:table-cell office:value-type="float" office:value="0.9676" calcext:value-type="float">
            <text:p>0.9676</text:p>
          </table:table-cell>
          <table:table-cell office:value-type="float" office:value="3.8" calcext:value-type="float">
            <text:p>3.8</text:p>
          </table:table-cell>
          <table:table-cell office:value-type="float" office:value="0.000720762007404119" calcext:value-type="float">
            <text:p>0.000720762007404</text:p>
          </table:table-cell>
          <table:table-cell office:value-type="float" office:value="0.000396613992052153" calcext:value-type="float">
            <text:p>0.000396613992052</text:p>
          </table:table-cell>
          <table:table-cell office:value-type="float" office:value="84672" calcext:value-type="float">
            <text:p>84672</text:p>
          </table:table-cell>
          <table:table-cell office:value-type="float" office:value="0.0727122759999475" calcext:value-type="float">
            <text:p>0.072712275999948</text:p>
          </table:table-cell>
          <table:table-cell office:value-type="float" office:value="0.00163739739218727" calcext:value-type="float">
            <text:p>0.001637397392187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SUM([.$J$4:.J20])-[.B20])/[.B20]" office:value-type="float" office:value="1.64998572511795" calcext:value-type="float">
            <text:p>1.64998572511795</text:p>
          </table:table-cell>
        </table:table-row>
        <table:table-row table:style-name="ro1">
          <table:table-cell office:value-type="string" calcext:value-type="string">
            <text:p>sequential-mobilenetv2_1.00_160-block_6_depthwise_BN-FusedBatchNormV3_0</text:p>
          </table:table-cell>
          <table:table-cell office:value-type="float" office:value="0.0136861686012708" calcext:value-type="float">
            <text:p>0.013686168601271</text:p>
          </table:table-cell>
          <table:table-cell office:value-type="float" office:value="0.164684046604088" calcext:value-type="float">
            <text:p>0.164684046604088</text:p>
          </table:table-cell>
          <table:table-cell office:value-type="float" office:value="0.9658" calcext:value-type="float">
            <text:p>0.9658</text:p>
          </table:table-cell>
          <table:table-cell office:value-type="float" office:value="4" calcext:value-type="float">
            <text:p>4</text:p>
          </table:table-cell>
          <table:table-cell office:value-type="float" office:value="0.000513659993885085" calcext:value-type="float">
            <text:p>0.000513659993885</text:p>
          </table:table-cell>
          <table:table-cell office:value-type="float" office:value="0.000167726990184747" calcext:value-type="float">
            <text:p>0.000167726990185</text:p>
          </table:table-cell>
          <table:table-cell office:value-type="float" office:value="19200" calcext:value-type="float">
            <text:p>19200</text:p>
          </table:table-cell>
          <table:table-cell office:value-type="float" office:value="0.0906782999954885" calcext:value-type="float">
            <text:p>0.090678299995489</text:p>
          </table:table-cell>
          <table:table-cell office:value-type="float" office:value="0.00161574219819158" calcext:value-type="float">
            <text:p>0.001615742198192</text:p>
          </table:table-cell>
          <table:table-cell office:value-type="string" calcext:value-type="string">
            <text:p>Conv</text:p>
          </table:table-cell>
          <table:table-cell office:value-type="float" office:value="1920" calcext:value-type="float">
            <text:p>1920</text:p>
          </table:table-cell>
          <table:table-cell office:value-type="float" office:value="331776" calcext:value-type="float">
            <text:p>331776</text:p>
          </table:table-cell>
          <table:table-cell table:formula="of:=(SUM([.$J$4:.J21])-[.B21])/[.B21]" office:value-type="float" office:value="1.76202268954645" calcext:value-type="float">
            <text:p>1.76202268954645</text:p>
          </table:table-cell>
        </table:table-row>
        <table:table-row table:style-name="ro1">
          <table:table-cell office:value-type="string" calcext:value-type="string">
            <text:p>sequential-mobilenetv2_1.00_160-block_6_project_BN-FusedBatchNormV3_0</text:p>
          </table:table-cell>
          <table:table-cell office:value-type="float" office:value="0.0145895642053802" calcext:value-type="float">
            <text:p>0.01458956420538</text:p>
          </table:table-cell>
          <table:table-cell office:value-type="float" office:value="0.131759450602112" calcext:value-type="float">
            <text:p>0.131759450602112</text:p>
          </table:table-cell>
          <table:table-cell office:value-type="float" office:value="0.9454" calcext:value-type="float">
            <text:p>0.9454</text:p>
          </table:table-cell>
          <table:table-cell office:value-type="float" office:value="3.6" calcext:value-type="float">
            <text:p>3.6</text:p>
          </table:table-cell>
          <table:table-cell office:value-type="float" office:value="0.000381620993721299" calcext:value-type="float">
            <text:p>0.000381620993721</text:p>
          </table:table-cell>
          <table:table-cell office:value-type="float" office:value="0.000138869989314117" calcext:value-type="float">
            <text:p>0.000138869989314</text:p>
          </table:table-cell>
          <table:table-cell office:value-type="float" office:value="6400" calcext:value-type="float">
            <text:p>6400</text:p>
          </table:table-cell>
          <table:table-cell office:value-type="float" office:value="0.06162696199317" calcext:value-type="float">
            <text:p>0.06162696199317</text:p>
          </table:table-cell>
          <table:table-cell office:value-type="float" office:value="0.00169928760151379" calcext:value-type="float">
            <text:p>0.001699287601514</text:p>
          </table:table-cell>
          <table:table-cell office:value-type="string" calcext:value-type="string">
            <text:p>Conv</text:p>
          </table:table-cell>
          <table:table-cell office:value-type="float" office:value="12352" calcext:value-type="float">
            <text:p>12352</text:p>
          </table:table-cell>
          <table:table-cell office:value-type="float" office:value="12864" calcext:value-type="float">
            <text:p>12864</text:p>
          </table:table-cell>
          <table:table-cell table:formula="of:=(SUM([.$J$4:.J22])-[.B22])/[.B22]" office:value-type="float" office:value="1.70746920573647" calcext:value-type="float">
            <text:p>1.70746920573647</text:p>
          </table:table-cell>
        </table:table-row>
        <table:table-row table:style-name="ro1">
          <table:table-cell office:value-type="string" calcext:value-type="string">
            <text:p>sequential-mobilenetv2_1.00_160-block_7_add-add_0</text:p>
          </table:table-cell>
          <table:table-cell office:value-type="float" office:value="0.0154652188037289" calcext:value-type="float">
            <text:p>0.015465218803729</text:p>
          </table:table-cell>
          <table:table-cell office:value-type="float" office:value="0.149245919199893" calcext:value-type="float">
            <text:p>0.149245919199893</text:p>
          </table:table-cell>
          <table:table-cell office:value-type="float" office:value="0.9708" calcext:value-type="float">
            <text:p>0.9708</text:p>
          </table:table-cell>
          <table:table-cell office:value-type="float" office:value="4.2" calcext:value-type="float">
            <text:p>4.2</text:p>
          </table:table-cell>
          <table:table-cell office:value-type="float" office:value="0.000380437006242573" calcext:value-type="float">
            <text:p>0.000380437006243</text:p>
          </table:table-cell>
          <table:table-cell office:value-type="float" office:value="0.000153920002048835" calcext:value-type="float">
            <text:p>0.000153920002049</text:p>
          </table:table-cell>
          <table:table-cell office:value-type="float" office:value="6400" calcext:value-type="float">
            <text:p>6400</text:p>
          </table:table-cell>
          <table:table-cell office:value-type="float" office:value="0.0705688590096543" calcext:value-type="float">
            <text:p>0.070568859009654</text:p>
          </table:table-cell>
          <table:table-cell office:value-type="float" office:value="0.00303050819784403" calcext:value-type="float">
            <text:p>0.003030508197844</text:p>
          </table:table-cell>
          <table:table-cell office:value-type="string" calcext:value-type="string">
            <text:p>Add</text:p>
          </table:table-cell>
          <table:table-cell office:value-type="float" office:value="54592" calcext:value-type="float">
            <text:p>54592</text:p>
          </table:table-cell>
          <table:table-cell office:value-type="float" office:value="1386112" calcext:value-type="float">
            <text:p>1386112</text:p>
          </table:table-cell>
          <table:table-cell table:formula="of:=(SUM([.$J$4:.J23])-[.B23])/[.B23]" office:value-type="float" office:value="1.75012623803104" calcext:value-type="float">
            <text:p>1.75012623803104</text:p>
          </table:table-cell>
        </table:table-row>
        <table:table-row table:style-name="ro1">
          <table:table-cell office:value-type="string" calcext:value-type="string">
            <text:p>sequential-mobilenetv2_1.00_160-block_8_add-add_0</text:p>
          </table:table-cell>
          <table:table-cell office:value-type="float" office:value="0.0168240995961241" calcext:value-type="float">
            <text:p>0.016824099596124</text:p>
          </table:table-cell>
          <table:table-cell office:value-type="float" office:value="0.156798890599748" calcext:value-type="float">
            <text:p>0.156798890599748</text:p>
          </table:table-cell>
          <table:table-cell office:value-type="float" office:value="0.9738" calcext:value-type="float">
            <text:p>0.9738</text:p>
          </table:table-cell>
          <table:table-cell office:value-type="float" office:value="4.2" calcext:value-type="float">
            <text:p>4.2</text:p>
          </table:table-cell>
          <table:table-cell office:value-type="float" office:value="0.000365176005288959" calcext:value-type="float">
            <text:p>0.000365176005289</text:p>
          </table:table-cell>
          <table:table-cell office:value-type="float" office:value="0.000115938993985765" calcext:value-type="float">
            <text:p>0.000115938993986</text:p>
          </table:table-cell>
          <table:table-cell office:value-type="float" office:value="6400" calcext:value-type="float">
            <text:p>6400</text:p>
          </table:table-cell>
          <table:table-cell office:value-type="float" office:value="0.0865794560086215" calcext:value-type="float">
            <text:p>0.086579456008622</text:p>
          </table:table-cell>
          <table:table-cell office:value-type="float" office:value="0.00267586859990843" calcext:value-type="float">
            <text:p>0.002675868599908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table:formula="of:=(SUM([.$J$4:.J24])-[.B24])/[.B24]" office:value-type="float" office:value="1.68704856094343" calcext:value-type="float">
            <text:p>1.68704856094343</text:p>
          </table:table-cell>
        </table:table-row>
        <table:table-row table:style-name="ro1">
          <table:table-cell office:value-type="string" calcext:value-type="string">
            <text:p>sequential-mobilenetv2_1.00_160-block_9_add-add_0</text:p>
          </table:table-cell>
          <table:table-cell office:value-type="float" office:value="0.0197309353970923" calcext:value-type="float">
            <text:p>0.019730935397092</text:p>
          </table:table-cell>
          <table:table-cell office:value-type="float" office:value="0.145929814397823" calcext:value-type="float">
            <text:p>0.145929814397823</text:p>
          </table:table-cell>
          <table:table-cell office:value-type="float" office:value="0.9446" calcext:value-type="float">
            <text:p>0.9446</text:p>
          </table:table-cell>
          <table:table-cell office:value-type="float" office:value="4.2" calcext:value-type="float">
            <text:p>4.2</text:p>
          </table:table-cell>
          <table:table-cell office:value-type="float" office:value="0.000363997998647392" calcext:value-type="float">
            <text:p>0.000363997998647</text:p>
          </table:table-cell>
          <table:table-cell office:value-type="float" office:value="0.000122894009109586" calcext:value-type="float">
            <text:p>0.00012289400911</text:p>
          </table:table-cell>
          <table:table-cell office:value-type="float" office:value="6400" calcext:value-type="float">
            <text:p>6400</text:p>
          </table:table-cell>
          <table:table-cell office:value-type="float" office:value="0.0590835280017927" calcext:value-type="float">
            <text:p>0.059083528001793</text:p>
          </table:table-cell>
          <table:table-cell office:value-type="float" office:value="0.00255005219951272" calcext:value-type="float">
            <text:p>0.002550052199513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table:formula="of:=(SUM([.$J$4:.J25])-[.B25])/[.B25]" office:value-type="float" office:value="1.42042375829202" calcext:value-type="float">
            <text:p>1.42042375829202</text:p>
          </table:table-cell>
        </table:table-row>
        <table:table-row table:style-name="ro1">
          <table:table-cell office:value-type="string" calcext:value-type="string">
            <text:p>sequential-mobilenetv2_1.00_160-block_10_expand_BN-FusedBatchNormV3_0</text:p>
          </table:table-cell>
          <table:table-cell office:value-type="float" office:value="0.0211081067973282" calcext:value-type="float">
            <text:p>0.021108106797328</text:p>
          </table:table-cell>
          <table:table-cell office:value-type="float" office:value="0.133986638800707" calcext:value-type="float">
            <text:p>0.133986638800707</text:p>
          </table:table-cell>
          <table:table-cell office:value-type="float" office:value="0.9128" calcext:value-type="float">
            <text:p>0.9128</text:p>
          </table:table-cell>
          <table:table-cell office:value-type="float" office:value="4" calcext:value-type="float">
            <text:p>4</text:p>
          </table:table-cell>
          <table:table-cell office:value-type="float" office:value="0.000512771992362104" calcext:value-type="float">
            <text:p>0.000512771992362</text:p>
          </table:table-cell>
          <table:table-cell office:value-type="float" office:value="0.000260056011029519" calcext:value-type="float">
            <text:p>0.00026005601103</text:p>
          </table:table-cell>
          <table:table-cell office:value-type="float" office:value="38400" calcext:value-type="float">
            <text:p>38400</text:p>
          </table:table-cell>
          <table:table-cell office:value-type="float" office:value="0.0557615270081442" calcext:value-type="float">
            <text:p>0.055761527008144</text:p>
          </table:table-cell>
          <table:table-cell office:value-type="float" office:value="0.00188401319610421" calcext:value-type="float">
            <text:p>0.001884013196104</text:p>
          </table:table-cell>
          <table:table-cell office:value-type="string" calcext:value-type="string">
            <text:p>Conv</text:p>
          </table:table-cell>
          <table:table-cell office:value-type="float" office:value="24960" calcext:value-type="float">
            <text:p>24960</text:p>
          </table:table-cell>
          <table:table-cell office:value-type="float" office:value="24576" calcext:value-type="float">
            <text:p>24576</text:p>
          </table:table-cell>
          <table:table-cell table:formula="of:=(SUM([.$J$4:.J26])-[.B26])/[.B26]" office:value-type="float" office:value="1.3517617416468" calcext:value-type="float">
            <text:p>1.3517617416468</text:p>
          </table:table-cell>
        </table:table-row>
        <table:table-row table:style-name="ro1">
          <table:table-cell office:value-type="string" calcext:value-type="string">
            <text:p>sequential-mobilenetv2_1.00_160-block_10_depthwise_BN-FusedBatchNormV3_0</text:p>
          </table:table-cell>
          <table:table-cell office:value-type="float" office:value="0.0199987176019931" calcext:value-type="float">
            <text:p>0.019998717601993</text:p>
          </table:table-cell>
          <table:table-cell office:value-type="float" office:value="0.150888151998515" calcext:value-type="float">
            <text:p>0.150888151998515</text:p>
          </table:table-cell>
          <table:table-cell office:value-type="float" office:value="0.9356" calcext:value-type="float">
            <text:p>0.9356</text:p>
          </table:table-cell>
          <table:table-cell office:value-type="float" office:value="4.2" calcext:value-type="float">
            <text:p>4.2</text:p>
          </table:table-cell>
          <table:table-cell office:value-type="float" office:value="0.000530674995388836" calcext:value-type="float">
            <text:p>0.000530674995389</text:p>
          </table:table-cell>
          <table:table-cell office:value-type="float" office:value="0.000226338990614749" calcext:value-type="float">
            <text:p>0.000226338990615</text:p>
          </table:table-cell>
          <table:table-cell office:value-type="float" office:value="38400" calcext:value-type="float">
            <text:p>38400</text:p>
          </table:table-cell>
          <table:table-cell office:value-type="float" office:value="0.0699246540025342" calcext:value-type="float">
            <text:p>0.069924654002534</text:p>
          </table:table-cell>
          <table:table-cell office:value-type="float" office:value="0.00178977699833922" calcext:value-type="float">
            <text:p>0.001789776998339</text:p>
          </table:table-cell>
          <table:table-cell office:value-type="string" calcext:value-type="string">
            <text:p>Conv</text:p>
          </table:table-cell>
          <table:table-cell office:value-type="float" office:value="3840" calcext:value-type="float">
            <text:p>3840</text:p>
          </table:table-cell>
          <table:table-cell office:value-type="float" office:value="1328256" calcext:value-type="float">
            <text:p>1328256</text:p>
          </table:table-cell>
          <table:table-cell table:formula="of:=(SUM([.$J$4:.J27])-[.B27])/[.B27]" office:value-type="float" office:value="1.57171564829561" calcext:value-type="float">
            <text:p>1.57171564829561</text:p>
          </table:table-cell>
        </table:table-row>
        <table:table-row table:style-name="ro1">
          <table:table-cell office:value-type="string" calcext:value-type="string">
            <text:p>sequential-mobilenetv2_1.00_160-block_10_project_BN-FusedBatchNormV3_0</text:p>
          </table:table-cell>
          <table:table-cell office:value-type="float" office:value="0.0221992824022891" calcext:value-type="float">
            <text:p>0.022199282402289</text:p>
          </table:table-cell>
          <table:table-cell office:value-type="float" office:value="0.118830602598609" calcext:value-type="float">
            <text:p>0.118830602598609</text:p>
          </table:table-cell>
          <table:table-cell office:value-type="float" office:value="0.9376" calcext:value-type="float">
            <text:p>0.9376</text:p>
          </table:table-cell>
          <table:table-cell office:value-type="float" office:value="4" calcext:value-type="float">
            <text:p>4</text:p>
          </table:table-cell>
          <table:table-cell office:value-type="float" office:value="0.00039635700522922" calcext:value-type="float">
            <text:p>0.000396357005229</text:p>
          </table:table-cell>
          <table:table-cell office:value-type="float" office:value="0.000125981008750387" calcext:value-type="float">
            <text:p>0.00012598100875</text:p>
          </table:table-cell>
          <table:table-cell office:value-type="float" office:value="9600" calcext:value-type="float">
            <text:p>9600</text:p>
          </table:table-cell>
          <table:table-cell office:value-type="float" office:value="0.058478039005422" calcext:value-type="float">
            <text:p>0.058478039005422</text:p>
          </table:table-cell>
          <table:table-cell office:value-type="float" office:value="0.00196931900281925" calcext:value-type="float">
            <text:p>0.001969319002819</text:p>
          </table:table-cell>
          <table:table-cell office:value-type="string" calcext:value-type="string">
            <text:p>Conv</text:p>
          </table:table-cell>
          <table:table-cell office:value-type="float" office:value="36960" calcext:value-type="float">
            <text:p>36960</text:p>
          </table:table-cell>
          <table:table-cell office:value-type="float" office:value="38016" calcext:value-type="float">
            <text:p>38016</text:p>
          </table:table-cell>
          <table:table-cell table:formula="of:=(SUM([.$J$4:.J28])-[.B28])/[.B28]" office:value-type="float" office:value="1.4054982065638" calcext:value-type="float">
            <text:p>1.4054982065638</text:p>
          </table:table-cell>
        </table:table-row>
        <table:table-row table:style-name="ro1">
          <table:table-cell office:value-type="string" calcext:value-type="string">
            <text:p>sequential-mobilenetv2_1.00_160-block_11_add-add_0</text:p>
          </table:table-cell>
          <table:table-cell office:value-type="float" office:value="0.0222070623975014" calcext:value-type="float">
            <text:p>0.022207062397502</text:p>
          </table:table-cell>
          <table:table-cell office:value-type="float" office:value="0.116963319203933" calcext:value-type="float">
            <text:p>0.116963319203933</text:p>
          </table:table-cell>
          <table:table-cell office:value-type="float" office:value="0.9166" calcext:value-type="float">
            <text:p>0.9166</text:p>
          </table:table-cell>
          <table:table-cell office:value-type="float" office:value="4" calcext:value-type="float">
            <text:p>4</text:p>
          </table:table-cell>
          <table:table-cell office:value-type="float" office:value="0.000376985990442336" calcext:value-type="float">
            <text:p>0.000376985990442</text:p>
          </table:table-cell>
          <table:table-cell office:value-type="float" office:value="0.000123145000543445" calcext:value-type="float">
            <text:p>0.000123145000543</text:p>
          </table:table-cell>
          <table:table-cell office:value-type="float" office:value="9600" calcext:value-type="float">
            <text:p>9600</text:p>
          </table:table-cell>
          <table:table-cell office:value-type="float" office:value="0.0588239019998582" calcext:value-type="float">
            <text:p>0.058823901999858</text:p>
          </table:table-cell>
          <table:table-cell office:value-type="float" office:value="0.00363581439887639" calcext:value-type="float">
            <text:p>0.003635814398876</text:p>
          </table:table-cell>
          <table:table-cell office:value-type="string" calcext:value-type="string">
            <text:p>Add</text:p>
          </table:table-cell>
          <table:table-cell office:value-type="float" office:value="118752" calcext:value-type="float">
            <text:p>118752</text:p>
          </table:table-cell>
          <table:table-cell office:value-type="float" office:value="3111360" calcext:value-type="float">
            <text:p>3111360</text:p>
          </table:table-cell>
          <table:table-cell table:formula="of:=(SUM([.$J$4:.J29])-[.B29])/[.B29]" office:value-type="float" office:value="1.56837880596956" calcext:value-type="float">
            <text:p>1.56837880596956</text:p>
          </table:table-cell>
        </table:table-row>
        <table:table-row table:style-name="ro1">
          <table:table-cell office:value-type="string" calcext:value-type="string">
            <text:p>sequential-mobilenetv2_1.00_160-block_12_add-add_0</text:p>
          </table:table-cell>
          <table:table-cell office:value-type="float" office:value="0.0271430249995319" calcext:value-type="float">
            <text:p>0.027143024999532</text:p>
          </table:table-cell>
          <table:table-cell office:value-type="float" office:value="0.0973517589998665" calcext:value-type="float">
            <text:p>0.097351758999867</text:p>
          </table:table-cell>
          <table:table-cell office:value-type="float" office:value="0.9432" calcext:value-type="float">
            <text:p>0.9432</text:p>
          </table:table-cell>
          <table:table-cell office:value-type="float" office:value="4" calcext:value-type="float">
            <text:p>4</text:p>
          </table:table-cell>
          <table:table-cell office:value-type="float" office:value="0.000380961995688267" calcext:value-type="float">
            <text:p>0.000380961995688</text:p>
          </table:table-cell>
          <table:table-cell office:value-type="float" office:value="0.000145789992529899" calcext:value-type="float">
            <text:p>0.00014578999253</text:p>
          </table:table-cell>
          <table:table-cell office:value-type="float" office:value="9600" calcext:value-type="float">
            <text:p>9600</text:p>
          </table:table-cell>
          <table:table-cell office:value-type="float" office:value="0.0631188650004333" calcext:value-type="float">
            <text:p>0.063118865000433</text:p>
          </table:table-cell>
          <table:table-cell office:value-type="float" office:value="0.00309708079730626" calcext:value-type="float">
            <text:p>0.003097080797306</text:p>
          </table:table-cell>
          <table:table-cell office:value-type="string" calcext:value-type="string">
            <text:p>Add</text:p>
          </table:table-cell>
          <table:table-cell office:value-type="float" office:value="117024" calcext:value-type="float">
            <text:p>117024</text:p>
          </table:table-cell>
          <table:table-cell office:value-type="float" office:value="3109632" calcext:value-type="float">
            <text:p>3109632</text:p>
          </table:table-cell>
          <table:table-cell table:formula="of:=(SUM([.$J$4:.J30])-[.B30])/[.B30]" office:value-type="float" office:value="1.21542105947769" calcext:value-type="float">
            <text:p>1.21542105947769</text:p>
          </table:table-cell>
        </table:table-row>
        <table:table-row table:style-name="ro1">
          <table:table-cell office:value-type="string" calcext:value-type="string">
            <text:p>sequential-mobilenetv2_1.00_160-block_13_expand_BN-FusedBatchNormV3_0</text:p>
          </table:table-cell>
          <table:table-cell office:value-type="float" office:value="0.0276044184050988" calcext:value-type="float">
            <text:p>0.027604418405099</text:p>
          </table:table-cell>
          <table:table-cell office:value-type="float" office:value="0.0968983229977312" calcext:value-type="float">
            <text:p>0.096898322997731</text:p>
          </table:table-cell>
          <table:table-cell office:value-type="float" office:value="0.9276" calcext:value-type="float">
            <text:p>0.9276</text:p>
          </table:table-cell>
          <table:table-cell office:value-type="float" office:value="4" calcext:value-type="float">
            <text:p>4</text:p>
          </table:table-cell>
          <table:table-cell office:value-type="float" office:value="0.000594084995100275" calcext:value-type="float">
            <text:p>0.0005940849951</text:p>
          </table:table-cell>
          <table:table-cell office:value-type="float" office:value="0.000264326998149045" calcext:value-type="float">
            <text:p>0.000264326998149</text:p>
          </table:table-cell>
          <table:table-cell office:value-type="float" office:value="57600" calcext:value-type="float">
            <text:p>57600</text:p>
          </table:table-cell>
          <table:table-cell office:value-type="float" office:value="0.0912319909984945" calcext:value-type="float">
            <text:p>0.091231990998495</text:p>
          </table:table-cell>
          <table:table-cell office:value-type="float" office:value="0.00213766819797456" calcext:value-type="float">
            <text:p>0.002137668197975</text:p>
          </table:table-cell>
          <table:table-cell office:value-type="string" calcext:value-type="string">
            <text:p>Conv</text:p>
          </table:table-cell>
          <table:table-cell office:value-type="float" office:value="55872" calcext:value-type="float">
            <text:p>55872</text:p>
          </table:table-cell>
          <table:table-cell office:value-type="float" office:value="55296" calcext:value-type="float">
            <text:p>55296</text:p>
          </table:table-cell>
          <table:table-cell table:formula="of:=(SUM([.$J$4:.J31])-[.B31])/[.B31]" office:value-type="float" office:value="1.255830805273" calcext:value-type="float">
            <text:p>1.255830805273</text:p>
          </table:table-cell>
        </table:table-row>
        <table:table-row table:style-name="ro1">
          <table:table-cell office:value-type="string" calcext:value-type="string">
            <text:p>sequential-mobilenetv2_1.00_160-block_13_pad-Pad_0</text:p>
          </table:table-cell>
          <table:table-cell office:value-type="float" office:value="0.0274297004041728" calcext:value-type="float">
            <text:p>0.027429700404173</text:p>
          </table:table-cell>
          <table:table-cell office:value-type="float" office:value="0.113599037996028" calcext:value-type="float">
            <text:p>0.113599037996028</text:p>
          </table:table-cell>
          <table:table-cell office:value-type="float" office:value="0.9164" calcext:value-type="float">
            <text:p>0.9164</text:p>
          </table:table-cell>
          <table:table-cell office:value-type="float" office:value="3.6" calcext:value-type="float">
            <text:p>3.6</text:p>
          </table:table-cell>
          <table:table-cell office:value-type="float" office:value="0.000653207011055201" calcext:value-type="float">
            <text:p>0.000653207011055</text:p>
          </table:table-cell>
          <table:table-cell office:value-type="float" office:value="0.000372914000763558" calcext:value-type="float">
            <text:p>0.000372914000764</text:p>
          </table:table-cell>
          <table:table-cell office:value-type="float" office:value="69696" calcext:value-type="float">
            <text:p>69696</text:p>
          </table:table-cell>
          <table:table-cell office:value-type="float" office:value="0.0652884949959116" calcext:value-type="float">
            <text:p>0.065288494995912</text:p>
          </table:table-cell>
          <table:table-cell office:value-type="float" office:value="0.00170112579653505" calcext:value-type="float">
            <text:p>0.001701125796535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table:formula="of:=(SUM([.$J$4:.J32])-[.B32])/[.B32]" office:value-type="float" office:value="1.33221735030946" calcext:value-type="float">
            <text:p>1.33221735030946</text:p>
          </table:table-cell>
        </table:table-row>
        <table:table-row table:style-name="ro1">
          <table:table-cell office:value-type="string" calcext:value-type="string">
            <text:p>sequential-mobilenetv2_1.00_160-block_13_depthwise_BN-FusedBatchNormV3_0</text:p>
          </table:table-cell>
          <table:table-cell office:value-type="float" office:value="0.0293402716022683" calcext:value-type="float">
            <text:p>0.029340271602268</text:p>
          </table:table-cell>
          <table:table-cell office:value-type="float" office:value="0.100852035605931" calcext:value-type="float">
            <text:p>0.100852035605931</text:p>
          </table:table-cell>
          <table:table-cell office:value-type="float" office:value="0.9566" calcext:value-type="float">
            <text:p>0.9566</text:p>
          </table:table-cell>
          <table:table-cell office:value-type="float" office:value="4" calcext:value-type="float">
            <text:p>4</text:p>
          </table:table-cell>
          <table:table-cell office:value-type="float" office:value="0.000440347997937351" calcext:value-type="float">
            <text:p>0.000440347997937</text:p>
          </table:table-cell>
          <table:table-cell office:value-type="float" office:value="0.000136324000777677" calcext:value-type="float">
            <text:p>0.000136324000778</text:p>
          </table:table-cell>
          <table:table-cell office:value-type="float" office:value="14400" calcext:value-type="float">
            <text:p>14400</text:p>
          </table:table-cell>
          <table:table-cell office:value-type="float" office:value="0.0558164539979771" calcext:value-type="float">
            <text:p>0.055816453997977</text:p>
          </table:table-cell>
          <table:table-cell office:value-type="float" office:value="0.00158415699843317" calcext:value-type="float">
            <text:p>0.001584156998433</text:p>
          </table:table-cell>
          <table:table-cell office:value-type="string" calcext:value-type="string">
            <text:p>Conv</text:p>
          </table:table-cell>
          <table:table-cell office:value-type="float" office:value="5760" calcext:value-type="float">
            <text:p>5760</text:p>
          </table:table-cell>
          <table:table-cell office:value-type="float" office:value="2985984" calcext:value-type="float">
            <text:p>2985984</text:p>
          </table:table-cell>
          <table:table-cell table:formula="of:=(SUM([.$J$4:.J33])-[.B33])/[.B33]" office:value-type="float" office:value="1.23434128638969" calcext:value-type="float">
            <text:p>1.23434128638969</text:p>
          </table:table-cell>
        </table:table-row>
        <table:table-row table:style-name="ro1">
          <table:table-cell office:value-type="string" calcext:value-type="string">
            <text:p>sequential-mobilenetv2_1.00_160-block_13_project_BN-FusedBatchNormV3_0</text:p>
          </table:table-cell>
          <table:table-cell office:value-type="float" office:value="0.0314328597974964" calcext:value-type="float">
            <text:p>0.031432859797496</text:p>
          </table:table-cell>
          <table:table-cell office:value-type="float" office:value="0.109639841399621" calcext:value-type="float">
            <text:p>0.109639841399621</text:p>
          </table:table-cell>
          <table:table-cell office:value-type="float" office:value="0.947" calcext:value-type="float">
            <text:p>0.947</text:p>
          </table:table-cell>
          <table:table-cell office:value-type="float" office:value="4" calcext:value-type="float">
            <text:p>4</text:p>
          </table:table-cell>
          <table:table-cell office:value-type="float" office:value="0.000341306003974751" calcext:value-type="float">
            <text:p>0.000341306003975</text:p>
          </table:table-cell>
          <table:table-cell office:value-type="float" office:value="0.000127010003780015" calcext:value-type="float">
            <text:p>0.00012701000378</text:p>
          </table:table-cell>
          <table:table-cell office:value-type="float" office:value="4000" calcext:value-type="float">
            <text:p>4000</text:p>
          </table:table-cell>
          <table:table-cell office:value-type="float" office:value="0.0706139209942194" calcext:value-type="float">
            <text:p>0.070613920994219</text:p>
          </table:table-cell>
          <table:table-cell office:value-type="float" office:value="0.00216486720310058" calcext:value-type="float">
            <text:p>0.002164867203101</text:p>
          </table:table-cell>
          <table:table-cell office:value-type="string" calcext:value-type="string">
            <text:p>Conv</text:p>
          </table:table-cell>
          <table:table-cell office:value-type="float" office:value="92320" calcext:value-type="float">
            <text:p>92320</text:p>
          </table:table-cell>
          <table:table-cell office:value-type="float" office:value="93888" calcext:value-type="float">
            <text:p>93888</text:p>
          </table:table-cell>
          <table:table-cell table:formula="of:=(SUM([.$J$4:.J34])-[.B34])/[.B34]" office:value-type="float" office:value="1.15446662614293" calcext:value-type="float">
            <text:p>1.15446662614293</text:p>
          </table:table-cell>
        </table:table-row>
        <table:table-row table:style-name="ro1">
          <table:table-cell office:value-type="string" calcext:value-type="string">
            <text:p>sequential-mobilenetv2_1.00_160-block_14_add-add_0</text:p>
          </table:table-cell>
          <table:table-cell office:value-type="float" office:value="0.0362107315973844" calcext:value-type="float">
            <text:p>0.036210731597385</text:p>
          </table:table-cell>
          <table:table-cell office:value-type="float" office:value="0.0987845379975624" calcext:value-type="float">
            <text:p>0.098784537997563</text:p>
          </table:table-cell>
          <table:table-cell office:value-type="float" office:value="0.9546" calcext:value-type="float">
            <text:p>0.9546</text:p>
          </table:table-cell>
          <table:table-cell office:value-type="float" office:value="4" calcext:value-type="float">
            <text:p>4</text:p>
          </table:table-cell>
          <table:table-cell office:value-type="float" office:value="0.000334220996592194" calcext:value-type="float">
            <text:p>0.000334220996592</text:p>
          </table:table-cell>
          <table:table-cell office:value-type="float" office:value="0.000106846011476591" calcext:value-type="float">
            <text:p>0.000106846011477</text:p>
          </table:table-cell>
          <table:table-cell office:value-type="float" office:value="4000" calcext:value-type="float">
            <text:p>4000</text:p>
          </table:table-cell>
          <table:table-cell office:value-type="float" office:value="0.079695009990246" calcext:value-type="float">
            <text:p>0.079695009990246</text:p>
          </table:table-cell>
          <table:table-cell office:value-type="float" office:value="0.00446787999826484" calcext:value-type="float">
            <text:p>0.004467879998265</text:p>
          </table:table-cell>
          <table:table-cell office:value-type="string" calcext:value-type="string">
            <text:p>Add</text:p>
          </table:table-cell>
          <table:table-cell office:value-type="float" office:value="320800" calcext:value-type="float">
            <text:p>320800</text:p>
          </table:table-cell>
          <table:table-cell office:value-type="float" office:value="8614240" calcext:value-type="float">
            <text:p>8614240</text:p>
          </table:table-cell>
          <table:table-cell table:formula="of:=(SUM([.$J$4:.J35])-[.B35])/[.B35]" office:value-type="float" office:value="0.993578262898586" calcext:value-type="float">
            <text:p>0.993578262898586</text:p>
          </table:table-cell>
        </table:table-row>
        <table:table-row table:style-name="ro1">
          <table:table-cell office:value-type="string" calcext:value-type="string">
            <text:p>sequential-mobilenetv2_1.00_160-block_15_add-add_0</text:p>
          </table:table-cell>
          <table:table-cell office:value-type="float" office:value="0.0397292174020549" calcext:value-type="float">
            <text:p>0.039729217402055</text:p>
          </table:table-cell>
          <table:table-cell office:value-type="float" office:value="0.0901373736007372" calcext:value-type="float">
            <text:p>0.090137373600737</text:p>
          </table:table-cell>
          <table:table-cell office:value-type="float" office:value="0.8718" calcext:value-type="float">
            <text:p>0.8718</text:p>
          </table:table-cell>
          <table:table-cell office:value-type="float" office:value="4" calcext:value-type="float">
            <text:p>4</text:p>
          </table:table-cell>
          <table:table-cell office:value-type="float" office:value="0.000349971000105143" calcext:value-type="float">
            <text:p>0.000349971000105</text:p>
          </table:table-cell>
          <table:table-cell office:value-type="float" office:value="0.000108183012343943" calcext:value-type="float">
            <text:p>0.000108183012344</text:p>
          </table:table-cell>
          <table:table-cell office:value-type="float" office:value="4000" calcext:value-type="float">
            <text:p>4000</text:p>
          </table:table-cell>
          <table:table-cell office:value-type="float" office:value="0.084223710000515" calcext:value-type="float">
            <text:p>0.084223710000515</text:p>
          </table:table-cell>
          <table:table-cell office:value-type="float" office:value="0.00417518600297626" calcext:value-type="float">
            <text:p>0.004175186002976</text:p>
          </table:table-cell>
          <table:table-cell office:value-type="string" calcext:value-type="string">
            <text:p>Add</text:p>
          </table:table-cell>
          <table:table-cell office:value-type="float" office:value="317920" calcext:value-type="float">
            <text:p>317920</text:p>
          </table:table-cell>
          <table:table-cell office:value-type="float" office:value="8611360" calcext:value-type="float">
            <text:p>8611360</text:p>
          </table:table-cell>
          <table:table-cell table:formula="of:=(SUM([.$J$4:.J36])-[.B36])/[.B36]" office:value-type="float" office:value="0.922114715383924" calcext:value-type="float">
            <text:p>0.922114715383924</text:p>
          </table:table-cell>
        </table:table-row>
        <table:table-row table:style-name="ro1">
          <table:table-cell office:value-type="string" calcext:value-type="string">
            <text:p>sequential-mobilenetv2_1.00_160-block_16_expand_BN-FusedBatchNormV3_0</text:p>
          </table:table-cell>
          <table:table-cell office:value-type="float" office:value="0.0400670293980511" calcext:value-type="float">
            <text:p>0.040067029398051</text:p>
          </table:table-cell>
          <table:table-cell office:value-type="float" office:value="0.0773239839996677" calcext:value-type="float">
            <text:p>0.077323983999668</text:p>
          </table:table-cell>
          <table:table-cell office:value-type="float" office:value="0.879" calcext:value-type="float">
            <text:p>0.879</text:p>
          </table:table-cell>
          <table:table-cell office:value-type="float" office:value="3.8" calcext:value-type="float">
            <text:p>3.8</text:p>
          </table:table-cell>
          <table:table-cell office:value-type="float" office:value="0.000476550994790159" calcext:value-type="float">
            <text:p>0.00047655099479</text:p>
          </table:table-cell>
          <table:table-cell office:value-type="float" office:value="0.000183953990926966" calcext:value-type="float">
            <text:p>0.000183953990927</text:p>
          </table:table-cell>
          <table:table-cell office:value-type="float" office:value="24000" calcext:value-type="float">
            <text:p>24000</text:p>
          </table:table-cell>
          <table:table-cell office:value-type="float" office:value="0.073422296991339" calcext:value-type="float">
            <text:p>0.073422296991339</text:p>
          </table:table-cell>
          <table:table-cell office:value-type="float" office:value="0.00260019459819887" calcext:value-type="float">
            <text:p>0.002600194598199</text:p>
          </table:table-cell>
          <table:table-cell office:value-type="string" calcext:value-type="string">
            <text:p>Conv</text:p>
          </table:table-cell>
          <table:table-cell office:value-type="float" office:value="154560" calcext:value-type="float">
            <text:p>154560</text:p>
          </table:table-cell>
          <table:table-cell office:value-type="float" office:value="153600" calcext:value-type="float">
            <text:p>153600</text:p>
          </table:table-cell>
          <table:table-cell table:formula="of:=(SUM([.$J$4:.J37])-[.B37])/[.B37]" office:value-type="float" office:value="0.970805152857592" calcext:value-type="float">
            <text:p>0.970805152857592</text:p>
          </table:table-cell>
        </table:table-row>
        <table:table-row table:style-name="ro1">
          <table:table-cell office:value-type="string" calcext:value-type="string">
            <text:p>sequential-mobilenetv2_1.00_160-block_16_depthwise_BN-FusedBatchNormV3_0</text:p>
          </table:table-cell>
          <table:table-cell office:value-type="float" office:value="0.0417220302013448" calcext:value-type="float">
            <text:p>0.041722030201345</text:p>
          </table:table-cell>
          <table:table-cell office:value-type="float" office:value="0.0861157645995263" calcext:value-type="float">
            <text:p>0.086115764599526</text:p>
          </table:table-cell>
          <table:table-cell office:value-type="float" office:value="0.8704" calcext:value-type="float">
            <text:p>0.8704</text:p>
          </table:table-cell>
          <table:table-cell office:value-type="float" office:value="3.8" calcext:value-type="float">
            <text:p>3.8</text:p>
          </table:table-cell>
          <table:table-cell office:value-type="float" office:value="0.000589578005019575" calcext:value-type="float">
            <text:p>0.00058957800502</text:p>
          </table:table-cell>
          <table:table-cell office:value-type="float" office:value="0.000200119990040548" calcext:value-type="float">
            <text:p>0.000200119990041</text:p>
          </table:table-cell>
          <table:table-cell office:value-type="float" office:value="24000" calcext:value-type="float">
            <text:p>24000</text:p>
          </table:table-cell>
          <table:table-cell office:value-type="float" office:value="0.077571365996846" calcext:value-type="float">
            <text:p>0.077571365996846</text:p>
          </table:table-cell>
          <table:table-cell office:value-type="float" office:value="0.00179834560258314" calcext:value-type="float">
            <text:p>0.001798345602583</text:p>
          </table:table-cell>
          <table:table-cell office:value-type="string" calcext:value-type="string">
            <text:p>Conv</text:p>
          </table:table-cell>
          <table:table-cell office:value-type="float" office:value="9600" calcext:value-type="float">
            <text:p>9600</text:p>
          </table:table-cell>
          <table:table-cell office:value-type="float" office:value="8297280" calcext:value-type="float">
            <text:p>8297280</text:p>
          </table:table-cell>
          <table:table-cell table:formula="of:=(SUM([.$J$4:.J38])-[.B38])/[.B38]" office:value-type="float" office:value="0.93573163171134" calcext:value-type="float">
            <text:p>0.93573163171134</text:p>
          </table:table-cell>
        </table:table-row>
        <table:table-row table:style-name="ro1">
          <table:table-cell office:value-type="string" calcext:value-type="string">
            <text:p>sequential-mobilenetv2_1.00_160-block_16_project_BN-FusedBatchNormV3_0</text:p>
          </table:table-cell>
          <table:table-cell office:value-type="float" office:value="0.0440343467955245" calcext:value-type="float">
            <text:p>0.044034346795525</text:p>
          </table:table-cell>
          <table:table-cell office:value-type="float" office:value="0.0628480897983536" calcext:value-type="float">
            <text:p>0.062848089798354</text:p>
          </table:table-cell>
          <table:table-cell office:value-type="float" office:value="0.8646" calcext:value-type="float">
            <text:p>0.8646</text:p>
          </table:table-cell>
          <table:table-cell office:value-type="float" office:value="4" calcext:value-type="float">
            <text:p>4</text:p>
          </table:table-cell>
          <table:table-cell office:value-type="float" office:value="0.000407820989494212" calcext:value-type="float">
            <text:p>0.000407820989494</text:p>
          </table:table-cell>
          <table:table-cell office:value-type="float" office:value="0.000114823997137137" calcext:value-type="float">
            <text:p>0.000114823997137</text:p>
          </table:table-cell>
          <table:table-cell office:value-type="float" office:value="8000" calcext:value-type="float">
            <text:p>8000</text:p>
          </table:table-cell>
          <table:table-cell office:value-type="float" office:value="0.0706448089913465" calcext:value-type="float">
            <text:p>0.070644808991347</text:p>
          </table:table-cell>
          <table:table-cell office:value-type="float" office:value="0.00405091880529653" calcext:value-type="float">
            <text:p>0.004050918805297</text:p>
          </table:table-cell>
          <table:table-cell office:value-type="string" calcext:value-type="string">
            <text:p>Conv</text:p>
          </table:table-cell>
          <table:table-cell office:value-type="float" office:value="307520" calcext:value-type="float">
            <text:p>307520</text:p>
          </table:table-cell>
          <table:table-cell office:value-type="float" office:value="310080" calcext:value-type="float">
            <text:p>310080</text:p>
          </table:table-cell>
          <table:table-cell table:formula="of:=(SUM([.$J$4:.J39])-[.B39])/[.B39]" office:value-type="float" office:value="0.926077677479608" calcext:value-type="float">
            <text:p>0.926077677479608</text:p>
          </table:table-cell>
        </table:table-row>
        <table:table-row table:style-name="ro1">
          <table:table-cell office:value-type="string" calcext:value-type="string">
            <text:p>sequential-mobilenetv2_1.00_160-Conv_1-Conv2D_0</text:p>
          </table:table-cell>
          <table:table-cell office:value-type="float" office:value="0.0471061187970918" calcext:value-type="float">
            <text:p>0.047106118797092</text:p>
          </table:table-cell>
          <table:table-cell office:value-type="float" office:value="0.028006428401568" calcext:value-type="float">
            <text:p>0.028006428401568</text:p>
          </table:table-cell>
          <table:table-cell office:value-type="float" office:value="0.8154" calcext:value-type="float">
            <text:p>0.8154</text:p>
          </table:table-cell>
          <table:table-cell office:value-type="float" office:value="3.8" calcext:value-type="float">
            <text:p>3.8</text:p>
          </table:table-cell>
          <table:table-cell office:value-type="float" office:value="0.000479915004689246" calcext:value-type="float">
            <text:p>0.000479915004689</text:p>
          </table:table-cell>
          <table:table-cell office:value-type="float" office:value="0.000213208986679092" calcext:value-type="float">
            <text:p>0.000213208986679</text:p>
          </table:table-cell>
          <table:table-cell office:value-type="float" office:value="32000" calcext:value-type="float">
            <text:p>32000</text:p>
          </table:table-cell>
          <table:table-cell office:value-type="float" office:value="0.0890692669927376" calcext:value-type="float">
            <text:p>0.089069266992738</text:p>
          </table:table-cell>
          <table:table-cell office:value-type="float" office:value="0.00416367099969648" calcext:value-type="float">
            <text:p>0.004163670999696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409600" calcext:value-type="float">
            <text:p>409600</text:p>
          </table:table-cell>
          <table:table-cell table:formula="of:=(SUM([.$J$4:.J40])-[.B40])/[.B40]" office:value-type="float" office:value="0.888868063790582" calcext:value-type="float">
            <text:p>0.888868063790582</text:p>
          </table:table-cell>
        </table:table-row>
        <table:table-row table:style-name="ro1">
          <table:table-cell office:value-type="string" calcext:value-type="string">
            <text:p>sequential-mobilenetv2_1.00_160-Conv_1_bn-FusedBatchNormV3_0</text:p>
          </table:table-cell>
          <table:table-cell office:value-type="float" office:value="0.0462831918033771" calcext:value-type="float">
            <text:p>0.046283191803377</text:p>
          </table:table-cell>
          <table:table-cell office:value-type="float" office:value="0.045837187601137" calcext:value-type="float">
            <text:p>0.045837187601137</text:p>
          </table:table-cell>
          <table:table-cell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office:value-type="float" office:value="0.000491343002067879" calcext:value-type="float">
            <text:p>0.000491343002068</text:p>
          </table:table-cell>
          <table:table-cell office:value-type="float" office:value="0.000199686997802928" calcext:value-type="float">
            <text:p>0.000199686997803</text:p>
          </table:table-cell>
          <table:table-cell office:value-type="float" office:value="32000" calcext:value-type="float">
            <text:p>32000</text:p>
          </table:table-cell>
          <table:table-cell office:value-type="float" office:value="0.0861876400012989" calcext:value-type="float">
            <text:p>0.086187640001299</text:p>
          </table:table-cell>
          <table:table-cell office:value-type="float" office:value="0.00126512779970653" calcext:value-type="float">
            <text:p>0.001265127799707</text:p>
          </table:table-cell>
          <table:table-cell office:value-type="string" calcext:value-type="string">
            <text:p>BatchNormalization</text:p>
          </table:table-cell>
          <table:table-cell office:value-type="float" office:value="5120" calcext:value-type="float">
            <text:p>5120</text:p>
          </table:table-cell>
          <table:table-cell office:value-type="float" office:value="3840" calcext:value-type="float">
            <text:p>3840</text:p>
          </table:table-cell>
          <table:table-cell table:formula="of:=(SUM([.$J$4:.J41])-[.B41])/[.B41]" office:value-type="float" office:value="0.949787119004911" calcext:value-type="float">
            <text:p>0.949787119004911</text:p>
          </table:table-cell>
        </table:table-row>
        <table:table-row table:style-name="ro1">
          <table:table-cell office:value-type="string" calcext:value-type="string">
            <text:p>sequential-global_average_pooling2d-Mean_0</text:p>
          </table:table-cell>
          <table:table-cell office:value-type="float" office:value="0.0518180311977631" calcext:value-type="float">
            <text:p>0.051818031197763</text:p>
          </table:table-cell>
          <table:table-cell office:value-type="float" office:value="0.0279244184028357" calcext:value-type="float">
            <text:p>0.027924418402836</text:p>
          </table:table-cell>
          <table:table-cell office:value-type="float" office:value="0.8006" calcext:value-type="float">
            <text:p>0.8006</text:p>
          </table:table-cell>
          <table:table-cell office:value-type="float" office:value="3.6" calcext:value-type="float">
            <text:p>3.6</text:p>
          </table:table-cell>
          <table:table-cell office:value-type="float" office:value="0.000362035003490746" calcext:value-type="float">
            <text:p>0.000362035003491</text:p>
          </table:table-cell>
          <table:table-cell office:value-type="float" office:value="0.0000889250077307224" calcext:value-type="float">
            <text:p>8.89250077307224E-05</text:p>
          </table:table-cell>
          <table:table-cell office:value-type="float" office:value="1280" calcext:value-type="float">
            <text:p>1280</text:p>
          </table:table-cell>
          <table:table-cell office:value-type="float" office:value="0.0788735639944207" calcext:value-type="float">
            <text:p>0.078873563994421</text:p>
          </table:table-cell>
          <table:table-cell office:value-type="float" office:value="0.00149328880361281" calcext:value-type="float">
            <text:p>0.001493288803613</text:p>
          </table:table-cell>
          <table:table-cell office:value-type="string" calcext:value-type="string">
            <text:p>GlobalAveragePool</text:p>
          </table:table-cell>
          <table:table-cell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table:formula="of:=(SUM([.$J$4:.J42])-[.B42])/[.B42]" office:value-type="float" office:value="0.77034244427703" calcext:value-type="float">
            <text:p>0.77034244427703</text:p>
          </table:table-cell>
        </table:table-row>
        <table:table-row table:style-name="ro1">
          <table:table-cell office:value-type="string" calcext:value-type="string">
            <text:p>sequential-dense-MatMul_0</text:p>
          </table:table-cell>
          <table:table-cell office:value-type="float" office:value="0.0505226095963735" calcext:value-type="float">
            <text:p>0.050522609596374</text:p>
          </table:table-cell>
          <table:table-cell office:value-type="float" office:value="0.0278557991987327" calcext:value-type="float">
            <text:p>0.027855799198733</text:p>
          </table:table-cell>
          <table:table-cell office:value-type="float" office:value="0.794" calcext:value-type="float">
            <text:p>0.794</text:p>
          </table:table-cell>
          <table:table-cell office:value-type="float" office:value="4" calcext:value-type="float">
            <text:p>4</text:p>
          </table:table-cell>
          <table:table-cell office:value-type="float" office:value="0.000322363004670478" calcext:value-type="float">
            <text:p>0.00032236300467</text:p>
          </table:table-cell>
          <table:table-cell office:value-type="float" office:value="0.0000785880110925063" calcext:value-type="float">
            <text:p>7.85880110925063E-05</text:p>
          </table:table-cell>
          <table:table-cell office:value-type="float" office:value="1" calcext:value-type="float">
            <text:p>1</text:p>
          </table:table-cell>
          <table:table-cell office:value-type="float" office:value="0.0829797490005149" calcext:value-type="float">
            <text:p>0.082979749000515</text:p>
          </table:table-cell>
          <table:table-cell office:value-type="float" office:value="0.00136525519774295" calcext:value-type="float">
            <text:p>0.001365255197743</text:p>
          </table:table-cell>
          <table:table-cell office:value-type="string" calcext:value-type="string">
            <text:p>MatMul</text:p>
          </table:table-cell>
          <table:table-cell table:number-columns-repeated="2" office:value-type="float" office:value="1280" calcext:value-type="float">
            <text:p>1280</text:p>
          </table:table-cell>
          <table:table-cell table:formula="of:=(SUM([.$J$4:.J43])-[.B43])/[.B43]" office:value-type="float" office:value="0.842757449581482" calcext:value-type="float">
            <text:p>0.842757449581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6T23:50:46.753077304</dc:date>
    <meta:editing-duration>PT1M1S</meta:editing-duration>
    <meta:editing-cycles>1</meta:editing-cycles>
    <meta:document-statistic meta:table-count="1" meta:cell-count="593" meta:object-count="0"/>
    <meta:generator>LibreOffice/6.0.7.3$Linux_X86_64 LibreOffice_project/00m0$Build-3</meta:generator>
  </office:meta>
</office:document-meta>
</file>